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 " svg:font-family="Calibri 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 " style:font-name-asian="Calibri " style:font-name-complex="Calibri "/>
    </style:style>
    <style:style style:name="ce20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 " style:font-name-asian="Calibri " style:font-name-complex="Calibri 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 " style:font-name-asian="Calibri " style:font-name-complex="Calibri "/>
    </style:style>
    <style:style style:name="ce22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 " style:font-name-asian="Calibri " style:font-name-complex="Calibri "/>
    </style:style>
    <style:style style:name="ce23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 " style:font-name-asian="Calibri " style:font-name-complex="Calibri "/>
    </style:style>
    <style:style style:name="ce2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 " style:font-name-asian="Calibri " style:font-name-complex="Calibri "/>
    </style:style>
    <style:style style:name="ce25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font-name="Calibri " style:font-name-asian="Calibri " style:font-name-complex="Calibri 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28.5pt" style:use-optimal-row-height="tru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Color variation for Dhalsim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3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2:0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pivot to Dhalsim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5-12T00:00:00" table:style-name="ce14">
            <text:p>12/05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ve on Border Character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3:30 h</text:p>
          </table:table-cell>
          <table:table-cell office:value-type="date" office:date-value="2019-05-19T00:00:00" table:style-name="ce15">
            <text:p>19/05/19</text:p>
          </table:table-cell>
          <table:table-cell office:value-type="string" table:style-name="ce15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HK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1h</text:p>
          </table:table-cell>
          <table:table-cell office:value-type="date" office:date-value="2010-05-17T00:00:00" table:style-name="ce15">
            <text:p>17/05/10</text:p>
          </table:table-cell>
          <table:table-cell office:value-type="string" table:style-name="ce15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close standing and crouching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5 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Dhalsim Timers (all 6 normals, all 6 cr-normals)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4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ing almost all remaining Dhalsim Timers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4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7">
            <text:p>Adjusting / implementing Dhalsim specials and animations</text:p>
          </table:table-cell>
          <table:table-cell office:value-type="string" table:style-name="ce17">
            <text:p>Ferran</text:p>
          </table:table-cell>
          <table:table-cell office:value-type="string" table:style-name="ce17">
            <text:p>7 h</text:p>
          </table:table-cell>
          <table:table-cell office:value-type="string" table:style-name="ce17">
            <text:p>6 h</text:p>
          </table:table-cell>
          <table:table-cell office:value-type="date" office:date-value="2019-05-21T00:00:00" table:style-name="ce18">
            <text:p>21/05/19</text:p>
          </table:table-cell>
          <table:table-cell office:value-type="string" table:style-name="ce18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9">
            <text:p>Inputs 8 direcciones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4h</text:p>
          </table:table-cell>
          <table:table-cell office:value-type="string" table:style-name="ce19">
            <text:p>10 h</text:p>
          </table:table-cell>
          <table:table-cell office:value-type="date" office:date-value="2019-05-16T00:00:00" table:style-name="ce20">
            <text:p>16/05/19</text:p>
          </table:table-cell>
          <table:table-cell table:style-name="ce20"/>
          <table:table-cell table:number-columns-repeated="2" table:style-name="ce3"/>
          <table:table-cell table:number-columns-repeated="16376"/>
        </table:table-row>
        <table:table-row table:style-name="ro7">
          <table:table-cell office:value-type="string" table:style-name="ce21">
            <text:p>Preparar caja estados para golpes medium, fierce y defender de pie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6h</text:p>
          </table:table-cell>
          <table:table-cell office:value-type="string" table:style-name="ce21">
            <text:p>7h</text:p>
          </table:table-cell>
          <table:table-cell office:value-type="date" office:date-value="2019-05-06T00:00:00" table:style-name="ce22">
            <text:p>06/05/19</text:p>
          </table:table-cell>
          <table:table-cell table:style-name="ce22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21">
            <text:p>Adjust Dhalsim animations</text:p>
          </table:table-cell>
          <table:table-cell office:value-type="string" table:style-name="ce21">
            <text:p>Ferran</text:p>
          </table:table-cell>
          <table:table-cell office:value-type="string" table:style-name="ce21">
            <text:p>4 h</text:p>
          </table:table-cell>
          <table:table-cell office:value-type="string" table:style-name="ce21">
            <text:p>2:45 h</text:p>
          </table:table-cell>
          <table:table-cell office:value-type="date" office:date-value="2019-05-21T00:00:00" table:style-name="ce22">
            <text:p>21/05/19</text:p>
          </table:table-cell>
          <table:table-cell office:value-type="string" table:style-name="ce22">
            <text:p>1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9">
            <text:p>Arreglar saltos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1h</text:p>
          </table:table-cell>
          <table:table-cell office:value-type="string" table:style-name="ce19">
            <text:p>1h</text:p>
          </table:table-cell>
          <table:table-cell office:value-type="date" office:date-value="2019-05-22T00:00:00" table:style-name="ce20">
            <text:p>22/05/19</text:p>
          </table:table-cell>
          <table:table-cell table:style-name="ce20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21">
            <text:p>Dhalsim pushback decent state</text:p>
          </table:table-cell>
          <table:table-cell office:value-type="string" table:style-name="ce21">
            <text:p>Adrià</text:p>
          </table:table-cell>
          <table:table-cell office:value-type="string" table:style-name="ce21">
            <text:p>2h</text:p>
          </table:table-cell>
          <table:table-cell office:value-type="string" table:style-name="ce23">
            <text:p>4h</text:p>
          </table:table-cell>
          <table:table-cell office:value-type="date" office:date-value="2019-05-22T00:00:00" table:style-name="ce22">
            <text:p>22/05/19</text:p>
          </table:table-cell>
          <table:table-cell office:value-type="string" table:style-name="ce22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9">
            <text:p>Defending logic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0:30 h</text:p>
          </table:table-cell>
          <table:table-cell office:value-type="string" table:style-name="ce19">
            <text:p>0:20h</text:p>
          </table:table-cell>
          <table:table-cell office:value-type="date" office:date-value="2019-05-23T00:00:00" table:style-name="ce20">
            <text:p>23/05/19</text:p>
          </table:table-cell>
          <table:table-cell table:style-name="ce20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9">
            <text:p>Miscelanious Dhalsim animations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:30 h</text:p>
          </table:table-cell>
          <table:table-cell office:value-type="string" table:style-name="ce19">
            <text:p>2 h</text:p>
          </table:table-cell>
          <table:table-cell office:value-type="date" office:date-value="2019-05-23T00:00:00" table:style-name="ce20">
            <text:p>23/05/19</text:p>
          </table:table-cell>
          <table:table-cell office:value-type="string" table:style-name="ce22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21">
            <text:p>Shadows implementation and ripping</text:p>
          </table:table-cell>
          <table:table-cell office:value-type="string" table:style-name="ce21">
            <text:p>Ferran</text:p>
          </table:table-cell>
          <table:table-cell office:value-type="string" table:style-name="ce21">
            <text:p>2 h</text:p>
          </table:table-cell>
          <table:table-cell office:value-type="string" table:style-name="ce21">
            <text:p>2:50 h</text:p>
          </table:table-cell>
          <table:table-cell office:value-type="date" office:date-value="2019-05-27T00:00:00" table:style-name="ce22">
            <text:p>27/05/19</text:p>
          </table:table-cell>
          <table:table-cell office:value-type="string" table:style-name="ce22">
            <text:p>-0:5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24">
            <text:p>Font creation + misc</text:p>
          </table:table-cell>
          <table:table-cell office:value-type="string" table:style-name="ce24">
            <text:p>Adrià</text:p>
          </table:table-cell>
          <table:table-cell office:value-type="string" table:style-name="ce24">
            <text:p>3h</text:p>
          </table:table-cell>
          <table:table-cell office:value-type="string" table:style-name="ce24">
            <text:p>4:30h</text:p>
          </table:table-cell>
          <table:table-cell office:value-type="date" office:date-value="2019-05-27T00:00:00" table:style-name="ce25">
            <text:p>27/05/19</text:p>
          </table:table-cell>
          <table:table-cell office:value-type="string" table:style-name="ce24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24">
            <text:p>Grabbed</text:p>
          </table:table-cell>
          <table:table-cell office:value-type="string" table:style-name="ce24">
            <text:p>Jose</text:p>
          </table:table-cell>
          <table:table-cell office:value-type="string" table:style-name="ce24">
            <text:p>1 h</text:p>
          </table:table-cell>
          <table:table-cell table:style-name="ce24"/>
          <table:table-cell office:value-type="date" office:date-value="2019-05-28T00:00:00" table:style-name="ce25">
            <text:p>28/05/19</text:p>
          </table:table-cell>
          <table:table-cell table:style-name="ce24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24">
            <text:p>Dhalsim animations timer fix</text:p>
          </table:table-cell>
          <table:table-cell office:value-type="string" table:style-name="ce24">
            <text:p>Ferran</text:p>
          </table:table-cell>
          <table:table-cell office:value-type="string" table:style-name="ce24">
            <text:p>4 h</text:p>
          </table:table-cell>
          <table:table-cell office:value-type="string" table:style-name="ce24">
            <text:p>5 h</text:p>
          </table:table-cell>
          <table:table-cell office:value-type="date" office:date-value="2019-05-29T00:00:00" table:style-name="ce25">
            <text:p>29/05/19</text:p>
          </table:table-cell>
          <table:table-cell office:value-type="string" table:style-name="ce24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24">
            <text:p>Put grab animation in spritesheets</text:p>
          </table:table-cell>
          <table:table-cell office:value-type="string" table:style-name="ce24">
            <text:p>Ferran</text:p>
          </table:table-cell>
          <table:table-cell office:value-type="string" table:style-name="ce24">
            <text:p>1h</text:p>
          </table:table-cell>
          <table:table-cell office:value-type="string" table:style-name="ce24">
            <text:p>0:30 h</text:p>
          </table:table-cell>
          <table:table-cell office:value-type="date" office:date-value="2019-05-28T00:00:00" table:style-name="ce25">
            <text:p>28/05/19</text:p>
          </table:table-cell>
          <table:table-cell office:value-type="string" table:style-name="ce24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24">
            <text:p>ResetAnimation() added</text:p>
          </table:table-cell>
          <table:table-cell office:value-type="string" table:style-name="ce24">
            <text:p>Ferran</text:p>
          </table:table-cell>
          <table:table-cell office:value-type="string" table:style-name="ce24">
            <text:p>1 h</text:p>
          </table:table-cell>
          <table:table-cell office:value-type="string" table:style-name="ce24">
            <text:p>0:45 h</text:p>
          </table:table-cell>
          <table:table-cell office:value-type="date" office:date-value="2019-05-29T00:00:00" table:style-name="ce25">
            <text:p>29/05/19</text:p>
          </table:table-cell>
          <table:table-cell table:style-name="ce24"/>
          <table:table-cell table:number-columns-repeated="2" table:style-name="ce3"/>
          <table:table-cell table:number-columns-repeated="16376"/>
        </table:table-row>
        <table:table-row table:number-rows-repeated="73" table:style-name="ro2">
          <table:table-cell table:number-columns-repeated="6" table:style-name="ce24"/>
          <table:table-cell table:number-columns-repeated="2" table:style-name="ce3"/>
          <table:table-cell table:number-columns-repeated="16376"/>
        </table:table-row>
        <table:table-row table:style-name="ro8">
          <table:table-cell table:number-columns-repeated="6" table:style-name="ce24"/>
          <table:table-cell table:number-columns-repeated="1018" table:style-name="ce4"/>
          <table:table-cell table:number-columns-repeated="15360"/>
        </table:table-row>
        <table:table-row table:number-rows-repeated="2" table:style-name="ro8">
          <table:table-cell table:number-columns-repeated="6" table:style-name="ce24"/>
          <table:table-cell table:number-columns-repeated="16378"/>
        </table:table-row>
        <table:table-row table:number-rows-repeated="1048382" table:style-name="ro9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 " svg:font-family="Calibri 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5-29T15:45:41Z</dc:date>
    <meta:editing-cycles>67</meta:editing-cycles>
    <meta:editing-duration>PT26847S</meta:editing-duration>
  </office:meta>
</office:document-meta>
</file>